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0.772cm" fo:min-width="0.513cm"/>
    </style:style>
    <style:style style:name="gr2" style:family="graphic" style:parent-style-name="standard">
      <style:graphic-properties draw:fill-color="#111111" draw:textarea-horizontal-align="justify" draw:textarea-vertical-align="middle" draw:auto-grow-height="false" fo:min-height="0.772cm" fo:min-width="0.513cm"/>
    </style:style>
    <style:style style:name="gr3" style:family="graphic" style:parent-style-name="standard">
      <style:graphic-properties draw:stroke="none" svg:stroke-color="#000000" draw:fill="none" draw:fill-color="#ffffff" fo:min-height="0.9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8cm" fo:min-width="0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0.433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0.772cm" fo:min-width="0.513cm"/>
    </style:style>
    <style:style style:name="gr9" style:family="graphic" style:parent-style-name="standard">
      <style:graphic-properties svg:stroke-width="0.212cm" svg:stroke-color="#000000" draw:marker-start-width="0.517cm" draw:marker-end-width="0.517cm" draw:fill="none" draw:fill-color="#000000" draw:opacity="100%" draw:textarea-horizontal-align="justify" draw:textarea-vertical-align="middle" draw:auto-grow-height="false" fo:min-height="3.601cm" fo:min-width="8.053cm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fo:min-height="0.563cm"/>
    </style:style>
    <style:style style:name="gr11" style:family="graphic" style:parent-style-name="standard">
      <style:graphic-properties svg:stroke-width="0.212cm" svg:stroke-color="#000000" draw:marker-start-width="0.517cm" draw:marker-end-width="0.517cm" draw:fill="none" draw:fill-color="#000000" draw:opacity="100%" draw:textarea-horizontal-align="justify" draw:textarea-vertical-align="middle" draw:auto-grow-height="false" fo:min-height="3.421cm" fo:min-width="2.778cm" fo:padding-top="0.23cm" fo:padding-bottom="0.23cm" fo:padding-left="0.355cm" fo:padding-right="0.355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528cm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1.188cm" fo:min-width="0.938cm"/>
    </style:style>
    <style:style style:name="gr16" style:family="graphic" style:parent-style-name="standard">
      <style:graphic-properties draw:fill-color="#999999" draw:textarea-horizontal-align="justify" draw:textarea-vertical-align="middle" draw:auto-grow-height="false" fo:min-height="1.188cm" fo:min-width="0.938cm"/>
    </style:style>
    <style:style style:name="gr17" style:family="graphic" style:parent-style-name="standard">
      <style:graphic-properties draw:fill-color="#111111" draw:textarea-horizontal-align="justify" draw:textarea-vertical-align="middle" draw:auto-grow-height="false" fo:min-height="1.188cm" fo:min-width="0.938cm"/>
    </style:style>
    <style:style style:name="gr18" style:family="graphic" style:parent-style-name="standard">
      <style:graphic-properties draw:stroke="none" svg:stroke-color="#000000" draw:fill="none" draw:fill-color="#ffffff" fo:min-height="0.7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</style:style>
    <style:style style:name="gr21" style:family="graphic" style:parent-style-name="standard">
      <style:graphic-properties svg:stroke-width="0.212cm" svg:stroke-color="#000000" draw:marker-start-width="0.517cm" draw:marker-end-width="0.517cm" draw:fill="none" draw:fill-color="#000000" draw:opacity="100%" draw:textarea-horizontal-align="justify" draw:textarea-vertical-align="middle" draw:auto-grow-height="false" fo:min-height="5.001cm" fo:min-width="4.878cm" fo:padding-top="0.23cm" fo:padding-bottom="0.23cm" fo:padding-left="0.355cm" fo:padding-right="0.355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111111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000000" draw:opacity="10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P9" style:family="paragraph">
      <loext:graphic-properties draw:fill="none" draw:fill-color="#ffffff"/>
      <style:text-properties fo:color="#000000"/>
    </style:style>
    <style:style style:name="T1" style:family="text">
      <style:text-properties fo:color="#ffffff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31cm" svg:height="1.444cm" svg:x="3.72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31cm" svg:height="1.444cm" svg:x="14.275cm" svg:y="3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431cm" svg:height="1.444cm" svg:x="14.365cm" svg:y="5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353cm" svg:height="1.193cm" svg:x="14.379cm" svg:y="4.175cm">
          <draw:text-box>
            <text:p>Zi</text:p>
          </draw:text-box>
        </draw:frame>
        <draw:frame draw:style-name="gr4" draw:text-style-name="P3" draw:layer="layout" svg:width="0.502cm" svg:height="1.187cm" svg:x="17.942cm" svg:y="4.523cm">
          <draw:text-box>
            <text:p/>
          </draw:text-box>
        </draw:frame>
        <draw:frame draw:style-name="gr5" draw:text-style-name="P3" draw:layer="layout" svg:width="2.794cm" svg:height="1.518cm" svg:x="14.335cm" svg:y="3.921cm">
          <draw:text-box>
            <text:p/>
          </draw:text-box>
        </draw:frame>
        <draw:frame draw:style-name="gr6" draw:text-style-name="P4" draw:layer="layout" svg:width="1.282cm" svg:height="1.673cm" svg:x="14.577cm" svg:y="6.207cm">
          <draw:text-box>
            <text:p><text:span text:style-name="T1">Xi</text:span></text:p>
          </draw:text-box>
        </draw:frame>
        <draw:custom-shape draw:style-name="gr1" draw:text-style-name="P1" draw:layer="layout" svg:width="1.431cm" svg:height="1.444cm" svg:x="14.275cm" svg:y="1.6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3" draw:layer="layout" svg:width="0.805cm" svg:height="0.962cm" svg:x="14.633cm" svg:y="1.996cm">
          <draw:text-box>
            <text:p>π</text:p>
          </draw:text-box>
        </draw:frame>
        <draw:custom-shape draw:style-name="gr8" draw:text-style-name="P1" draw:layer="layout" svg:width="1.431cm" svg:height="1.444cm" svg:x="12.666cm" svg:y="8.854cm">
          <text:p text:style-name="P5">μ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31cm" svg:height="1.444cm" svg:x="16.153cm" svg:y="8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344cm" svg:height="1.673cm" svg:x="16.24cm" svg:y="9.305cm">
          <draw:text-box>
            <text:p>Σk</text:p>
          </draw:text-box>
        </draw:frame>
        <draw:custom-shape draw:style-name="gr9" draw:text-style-name="P6" draw:layer="layout" svg:width="8.763cm" svg:height="4.061cm" svg:x="11.414cm" svg:y="7.86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0.357cm" svg:height="0.962cm" svg:x="19.462cm" svg:y="10.929cm">
          <draw:text-box>
            <text:p>K</text:p>
          </draw:text-box>
        </draw:frame>
        <draw:custom-shape draw:style-name="gr11" draw:text-style-name="P6" draw:layer="layout" svg:width="3.488cm" svg:height="3.881cm" svg:x="13.381cm" svg:y="3.7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0.447cm" svg:height="0.962cm" svg:x="16.243cm" svg:y="6.779cm">
          <draw:text-box>
            <text:p>n</text:p>
          </draw:text-box>
        </draw:frame>
        <draw:line draw:style-name="gr12" draw:text-style-name="P7" draw:layer="layout" svg:x1="13.918cm" svg:y1="9.035cm" svg:x2="14.544cm" svg:y2="7.23cm">
          <text:p/>
        </draw:line>
        <draw:line draw:style-name="gr12" draw:text-style-name="P7" draw:layer="layout" svg:x1="16.332cm" svg:y1="9.125cm" svg:x2="15.617cm" svg:y2="7.23cm">
          <text:p/>
        </draw:line>
        <draw:line draw:style-name="gr12" draw:text-style-name="P7" draw:layer="layout" svg:x1="14.991cm" svg:y1="3.079cm" svg:x2="14.991cm" svg:y2="4.252cm">
          <text:p/>
        </draw:line>
        <draw:line draw:style-name="gr12" draw:text-style-name="P7" draw:layer="layout" svg:x1="14.901cm" svg:y1="5.244cm" svg:x2="14.99cm" svg:y2="5.966cm">
          <text:p/>
        </draw:line>
        <draw:custom-shape draw:style-name="gr2" draw:text-style-name="P2" draw:layer="layout" svg:width="1.431cm" svg:height="1.444cm" svg:x="6.554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02cm" svg:height="1.187cm" svg:x="8.671cm" svg:y="4.523cm">
          <draw:text-box>
            <text:p/>
          </draw:text-box>
        </draw:frame>
        <draw:frame draw:style-name="gr13" draw:text-style-name="P4" draw:layer="layout" svg:width="1.778cm" svg:height="1.778cm" svg:x="6.588cm" svg:y="5.953cm">
          <draw:text-box>
            <text:p><text:span text:style-name="T1">XN</text:span></text:p>
          </draw:text-box>
        </draw:frame>
        <draw:custom-shape draw:style-name="gr1" draw:text-style-name="P1" draw:layer="layout" svg:width="1.431cm" svg:height="1.444cm" svg:x="5.004cm" svg:y="1.6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3" draw:layer="layout" svg:width="0.805cm" svg:height="0.962cm" svg:x="5.362cm" svg:y="1.996cm">
          <draw:text-box>
            <text:p>π</text:p>
          </draw:text-box>
        </draw:frame>
        <draw:custom-shape draw:style-name="gr8" draw:text-style-name="P1" draw:layer="layout" svg:width="1.431cm" svg:height="1.444cm" svg:x="2.051cm" svg:y="8.874cm">
          <text:p text:style-name="P5">μ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31cm" svg:height="1.444cm" svg:x="8.239cm" svg:y="8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3" draw:layer="layout" svg:width="1.344cm" svg:height="1.673cm" svg:x="8.292cm" svg:y="9.001cm">
          <draw:text-box>
            <text:p>ΣK</text:p>
          </draw:text-box>
        </draw:frame>
        <draw:line draw:style-name="gr12" draw:text-style-name="P7" draw:layer="layout" svg:x1="4.683cm" svg:y1="9.382cm" svg:x2="6.715cm" svg:y2="7.096cm">
          <text:p/>
        </draw:line>
        <draw:line draw:style-name="gr12" draw:text-style-name="P7" draw:layer="layout" svg:x1="7.061cm" svg:y1="9.125cm" svg:x2="4.556cm" svg:y2="7.096cm">
          <text:p/>
        </draw:line>
        <draw:custom-shape draw:style-name="gr8" draw:text-style-name="P1" draw:layer="layout" svg:width="1.431cm" svg:height="1.444cm" svg:x="6.808cm" svg:y="8.827cm">
          <text:p text:style-name="P5">μ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344cm" svg:height="1.673cm" svg:x="3.847cm" svg:y="9.148cm">
          <draw:text-box>
            <text:p>Σ0</text:p>
          </draw:text-box>
        </draw:frame>
        <draw:custom-shape draw:style-name="gr2" draw:text-style-name="P2" draw:layer="layout" svg:width="1.431cm" svg:height="1.444cm" svg:x="3.413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282cm" svg:height="1.673cm" svg:x="3.54cm" svg:y="6.207cm">
          <draw:text-box>
            <text:p><text:span text:style-name="T1">X0</text:span></text:p>
          </draw:text-box>
        </draw:frame>
        <draw:custom-shape draw:style-name="gr1" draw:text-style-name="P1" draw:layer="layout" svg:width="1.431cm" svg:height="1.444cm" svg:x="3.506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7" draw:layer="layout" svg:x1="5.318cm" svg:y1="2.778cm" svg:x2="4.302cm" svg:y2="3.951cm">
          <text:p/>
        </draw:line>
        <draw:custom-shape draw:style-name="gr1" draw:text-style-name="P1" draw:layer="layout" svg:width="1.431cm" svg:height="1.444cm" svg:x="6.467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865cm" svg:height="1.673cm" svg:x="6.628cm" svg:y="4.026cm">
          <draw:text-box>
            <text:p>ZN</text:p>
          </draw:text-box>
        </draw:frame>
        <draw:frame draw:style-name="gr6" draw:text-style-name="P3" draw:layer="layout" svg:width="1.865cm" svg:height="1.673cm" svg:x="3.58cm" svg:y="4.153cm">
          <draw:text-box>
            <text:p>Z0</text:p>
          </draw:text-box>
        </draw:frame>
        <draw:line draw:style-name="gr12" draw:text-style-name="P7" draw:layer="layout" svg:x1="6.207cm" svg:y1="2.778cm" svg:x2="6.842cm" svg:y2="3.794cm">
          <text:p/>
        </draw:line>
        <draw:line draw:style-name="gr12" draw:text-style-name="P7" draw:layer="layout" svg:x1="3.032cm" svg:y1="9.002cm" svg:x2="3.658cm" svg:y2="7.197cm">
          <text:p/>
        </draw:line>
        <draw:line draw:style-name="gr12" draw:text-style-name="P7" draw:layer="layout" svg:x1="8.585cm" svg:y1="9.001cm" svg:x2="4.683cm" svg:y2="6.842cm">
          <text:p/>
        </draw:line>
        <draw:line draw:style-name="gr12" draw:text-style-name="P7" draw:layer="layout" svg:x1="8.874cm" svg:y1="8.747cm" svg:x2="7.731cm" svg:y2="7.096cm">
          <text:p/>
        </draw:line>
        <draw:line draw:style-name="gr12" draw:text-style-name="P7" draw:layer="layout" svg:x1="7.477cm" svg:y1="8.874cm" svg:x2="7.35cm" svg:y2="7.223cm">
          <text:p/>
        </draw:line>
        <draw:line draw:style-name="gr12" draw:text-style-name="P7" draw:layer="layout" svg:x1="4.429cm" svg:y1="9.255cm" svg:x2="4.166cm" svg:y2="7.223cm">
          <text:p/>
        </draw:line>
        <draw:line draw:style-name="gr12" draw:text-style-name="P7" draw:layer="layout" svg:x1="3.032cm" svg:y1="9.001cm" svg:x2="6.715cm" svg:y2="6.969cm">
          <text:p/>
        </draw:line>
        <draw:line draw:style-name="gr12" draw:text-style-name="P7" draw:layer="layout" svg:x1="7.223cm" svg:y1="5.191cm" svg:x2="7.35cm" svg:y2="5.826cm">
          <text:p/>
        </draw:line>
        <draw:line draw:style-name="gr12" draw:text-style-name="P7" draw:layer="layout" svg:x1="4.175cm" svg:y1="5.318cm" svg:x2="4.175cm" svg:y2="5.953cm">
          <text:p/>
        </draw:line>
        <draw:frame draw:style-name="gr14" draw:text-style-name="P3" draw:layer="layout" svg:width="1.397cm" svg:height="0.962cm" svg:x="5.064cm" svg:y="4.302cm">
          <draw:text-box>
            <text:p>…</text:p>
          </draw:text-box>
        </draw:frame>
        <draw:frame draw:style-name="gr14" draw:text-style-name="P3" draw:layer="layout" svg:width="1.397cm" svg:height="0.962cm" svg:x="5.445cm" svg:y="8.801cm">
          <draw:text-box>
            <text:p>…</text:p>
          </draw:text-box>
        </draw:frame>
        <draw:frame draw:style-name="gr14" draw:text-style-name="P3" draw:layer="layout" svg:width="1.397cm" svg:height="0.962cm" svg:x="5.065cm" svg:y="4.302cm">
          <draw:text-box>
            <text:p>…</text:p>
          </draw:text-box>
        </draw:frame>
        <draw:frame draw:style-name="gr14" draw:text-style-name="P3" draw:layer="layout" svg:width="1.397cm" svg:height="0.962cm" svg:x="5.064cm" svg:y="6.007cm">
          <draw:text-box>
            <text:p>…</text:p>
          </draw:text-box>
        </draw:frame>
      </draw:page>
      <draw:page draw:name="page2" draw:style-name="dp1" draw:master-page-name="Default">
        <draw:custom-shape draw:style-name="gr15" draw:text-style-name="P1" draw:layer="layout" svg:width="2.032cm" svg:height="2.032cm" svg:x="12.056cm" svg:y="1.382cm">
          <text:p text:style-name="P5">V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2.032cm" svg:height="2.032cm" svg:x="12.055cm" svg:y="4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2.032cm" svg:height="2.032cm" svg:x="9.51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143cm" svg:height="0.962cm" svg:x="12.563cm" svg:y="5.065cm">
          <draw:text-box>
            <text:p><text:span text:style-name="T2">w</text:span></text:p>
          </draw:text-box>
        </draw:frame>
        <draw:frame draw:style-name="gr19" draw:text-style-name="P3" draw:layer="layout" svg:width="0.502cm" svg:height="1.187cm" svg:x="17.262cm" svg:y="5.446cm">
          <draw:text-box>
            <text:p/>
          </draw:text-box>
        </draw:frame>
        <draw:frame draw:style-name="gr20" draw:text-style-name="P3" draw:layer="layout" svg:width="0.502cm" svg:height="1.187cm" svg:x="13.198cm" svg:y="5.065cm">
          <draw:text-box>
            <text:p/>
          </draw:text-box>
        </draw:frame>
        <draw:frame draw:style-name="gr6" draw:text-style-name="P4" draw:layer="layout" svg:width="1.27cm" svg:height="1.673cm" svg:x="10.023cm" svg:y="7.836cm">
          <draw:text-box>
            <text:p><text:span text:style-name="T1">Yi</text:span></text:p>
          </draw:text-box>
        </draw:frame>
        <draw:frame draw:style-name="gr18" draw:text-style-name="P3" draw:layer="layout" svg:width="0.635cm" svg:height="0.962cm" svg:x="6.467cm" svg:y="8.547cm">
          <draw:text-box>
            <text:p>n</text:p>
          </draw:text-box>
        </draw:frame>
        <draw:line draw:style-name="gr12" draw:text-style-name="P7" draw:layer="layout" svg:x1="13.071cm" svg:y1="3.414cm" svg:x2="13.071cm" svg:y2="4.429cm">
          <text:p/>
        </draw:line>
        <draw:line draw:style-name="gr12" draw:text-style-name="P7" draw:layer="layout" svg:x1="12.436cm" svg:y1="6.462cm" svg:x2="11.166cm" svg:y2="7.604cm">
          <text:p/>
        </draw:line>
        <draw:custom-shape draw:style-name="gr17" draw:text-style-name="P2" draw:layer="layout" svg:width="2.032cm" svg:height="2.032cm" svg:x="7.61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4" draw:layer="layout" svg:width="1.143cm" svg:height="0.962cm" svg:x="8.118cm" svg:y="4.937cm">
          <draw:text-box>
            <text:p><text:span text:style-name="T1">Xi</text:span></text:p>
          </draw:text-box>
        </draw:frame>
        <draw:frame draw:style-name="gr20" draw:text-style-name="P3" draw:layer="layout" svg:width="0.502cm" svg:height="1.187cm" svg:x="8.753cm" svg:y="4.937cm">
          <draw:text-box>
            <text:p/>
          </draw:text-box>
        </draw:frame>
        <draw:custom-shape draw:style-name="gr21" draw:text-style-name="P6" draw:layer="layout" svg:width="5.588cm" svg:height="5.461cm" svg:x="6.213cm" svg:y="4.429cm">
          <text:p/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9.133cm" svg:y1="5.826cm" svg:x2="9.769cm" svg:y2="7.6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1:14:01.631984297</meta:creation-date>
    <dc:date>2016-11-14T19:33:27.686589709</dc:date>
    <meta:editing-duration>PT12M5S</meta:editing-duration>
    <meta:editing-cycles>3</meta:editing-cycles>
    <meta:generator>LibreOffice/5.1.4.2$Linux_X86_64 LibreOffice_project/10m0$Build-2</meta:generator>
    <meta:document-statistic meta:object-count="67"/>
  </office:meta>
</office:document-meta>
</file>